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arial" svg:font-family="aria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b69b9" officeooo:paragraph-rsid="002b69b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fo:font-weight="normal" officeooo:paragraph-rsid="00254344" style:font-weight-asian="normal" style:font-weight-complex="normal"/>
    </style:style>
    <style:style style:name="T1" style:family="text">
      <style:text-properties officeooo:rsid="001afc54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1d8fb8" style:font-weight-asian="normal" style:font-weight-complex="normal"/>
    </style:style>
    <style:style style:name="T4" style:family="text">
      <style:text-properties officeooo:rsid="001e13ce"/>
    </style:style>
    <style:style style:name="T5" style:family="text">
      <style:text-properties officeooo:rsid="0021b6ae"/>
    </style:style>
    <style:style style:name="T6" style:family="text">
      <style:text-properties officeooo:rsid="00254344"/>
    </style:style>
    <style:style style:name="T7" style:family="text">
      <style:text-properties officeooo:rsid="002bb6ae"/>
    </style:style>
    <style:style style:name="T8" style:family="text">
      <style:text-properties officeooo:rsid="002cf829"/>
    </style:style>
    <style:style style:name="T9" style:family="text">
      <style:text-properties officeooo:rsid="003038b4"/>
    </style:style>
    <style:style style:name="T10" style:family="text">
      <style:text-properties officeooo:rsid="0036b041"/>
    </style:style>
    <style:style style:name="T11" style:family="text">
      <style:text-properties officeooo:rsid="0036f36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GCC ARM 7.3 + GDB ARM 8.1</text:p>
        <text:p text:style-name="P4"><text:tab/>Vast set of ARM processors can be easily programmed with usage of GCC ARM tool. This tutorial is intended for Cortex M4F/armv7-m ( with float <text:span text:style-name="T9">co-processor</text:span> ). Minimal <text:span text:style-name="T2">hardware requirement is Nucleo-F411RE board, </text:span><text:span text:style-name="T3">with provided programmer</text:span><text:span text:style-name="T2">.</text:span></text:p>
        <text:p text:style-name="P5">1) compile from sources some compiler <text:span text:style-name="T4">for CM4F-based MCU’s. It will be based on</text:span> newlib <text:s/>/ newlib-nano 2.1.0. <text:span text:style-name="T11">Please do note, that you can set your own tool name instead default “arm-none-eabi”</text:span>:<text:line-break/><text:tab/>#sudo aptitude install -y build-essential flex bison libgmp3-dev \</text:p>
        <text:p text:style-name="P5"><text:tab/>libncurses5-dev libmpc-dev autoconf texinfo libtool libftdi-dev libusb-1.0-0-dev \</text:p>
        <text:p text:style-name="P5"><text:tab/>zlib1g zlib1g-dev python-yaml openocd ncurses-dev build-essential git \</text:p>
        <text:p text:style-name="P5"><text:tab/>libgmp-dev libmpfr-dev libmpc-dev zlib1g-dev <text:span text:style-name="T5">p7zip-full lxterminal srecord</text:span></text:p>
        <text:p text:style-name="P6"><text:tab/>#<text:span text:style-name="T5">7za x 00_nucleo.7z</text:span></text:p>
        <text:p text:style-name="P6"><text:tab/><text:span text:style-name="T6">#</text:span>sudo ./00_empty/build_arm_tools.sh</text:p>
        <text:p text:style-name="P2">2) <text:span text:style-name="T1">run provided trivial blink example:</text:span></text:p>
        <text:p text:style-name="P2"><text:tab/><text:span text:style-name="T10">#./00_empty/RUN_COMMANDS.sh<text:line-break/>3) consider learning processor capabilities with C programming language ( folder 00_doc ).</text:span></text:p>
        <text:p text:style-name="P3">4) C standard libs should be used with care, and <text:span text:style-name="T7">on-going</text:span> <text:span text:style-name="T7">program</text:span> benchmarks – for example: trivially implementable <text:span text:style-name="T8">standard </text:span>sprintf<text:span text:style-name="T8">()</text:span> uses 16kiB of Flash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arial" svg:font-family="aria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Normal" style:family="paragraph">
      <style:paragraph-properties fo:orphans="2" fo:widows="2" style:writing-mode="lr-tb"/>
      <style:text-properties style:font-name="Liberation Serif1" fo:font-family="'Liberation Serif'" fo:font-size="12pt" fo:language="en" fo:country="U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_5f_text" style:display-name="Source Text_text" style:family="text">
      <style:text-properties style:font-name="Liberation Mono" fo:font-family="'Liberation Mono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9-11T17:47:53.941259424</meta:creation-date>
    <dc:date>2018-09-26T09:04:54.784927294</dc:date>
    <meta:editing-duration>PT2H23M15S</meta:editing-duration>
    <meta:editing-cycles>24</meta:editing-cycles>
    <meta:document-statistic meta:table-count="0" meta:image-count="0" meta:object-count="0" meta:page-count="1" meta:paragraph-count="11" meta:word-count="155" meta:character-count="1121" meta:non-whitespace-character-count="967"/>
  </office:meta>
</office:document-meta>
</file>